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21F8AA1FCCFF9B5082C.jpg" manifest:media-type="image/jpeg"/>
  <manifest:file-entry manifest:full-path="Pictures/100000000000021F0000021F81BA7382EAFB8B0E.jpg" manifest:media-type="image/jpeg"/>
  <manifest:file-entry manifest:full-path="Pictures/100000000000021F0000021F481CAFC9C4AB7161.jpg" manifest:media-type="image/jpeg"/>
  <manifest:file-entry manifest:full-path="Pictures/100000000000021F0000021F642B18AA92C65D80.jpg" manifest:media-type="image/jpeg"/>
  <manifest:file-entry manifest:full-path="Pictures/100000000000021F0000021F4358A32567E24539.jpg" manifest:media-type="image/jpeg"/>
  <manifest:file-entry manifest:full-path="Pictures/1000000000000D0B0000030FD4C0B249239B477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ff860d" draw:fill-color="#ff860d" draw:opacity="50%" draw:textarea-horizontal-align="justify" draw:textarea-vertical-align="middle" draw:auto-grow-height="false" fo:min-height="1.994cm" fo:min-width="12.6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7.693cm"/>
      <style:paragraph-properties style:writing-mode="lr-tb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1.516cm" fo:min-width="26.084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2.67cm" fo:min-width="2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17cm" fo:min-width="0.9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Long_20_Dash" svg:stroke-width="0.018cm" svg:stroke-color="#000000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10" style:family="graphic" style:parent-style-name="standard">
      <style:graphic-properties svg:stroke-width="0.081cm" svg:stroke-color="#00a933" draw:marker-start-width="0.321cm" draw:marker-end-width="0.321cm" draw:fill-color="#ffffff" draw:opacity="100%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2a6099" draw:marker-start-width="0.321cm" draw:marker-end-width="0.321cm" draw:fill-color="#ffffff" draw:opacity="100%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67cm" fo:min-width="3.4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2a6099" draw:marker-start-width="0.321cm" draw:marker-end-width="0.321cm" draw:fill-color="#ffffff" draw:opacity="0%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.6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3.8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4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18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4.144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5.8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3.258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418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3.073cm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ff860d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383d3c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 style:writing-mode="lr-tb"/>
      <style:text-properties fo:background-color="transparen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text-shadow="none" fo:font-weight="bold" fo:background-color="transparent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" style:family="text">
      <style:text-properties fo:color="#383d3c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32pt" fo:text-shadow="none" fo:font-weight="bold" fo:background-color="transparent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xml:id="id23" draw:id="id23" draw:layer="layout" svg:width="37.623cm" svg:height="8.82cm" svg:x="1.717cm" svg:y="18.18cm">
            <draw:image xlink:href="Pictures/1000000000000D0B0000030FD4C0B249239B4778.jpg" xlink:type="simple" xlink:show="embed" xlink:actuate="onLoad" loext:mime-type="image/jpeg">
              <text:p/>
            </draw:image>
          </draw:frame>
          <draw:custom-shape draw:style-name="gr2" draw:text-style-name="P3" xml:id="id21" draw:id="id21" draw:layer="layout" svg:width="13.378cm" svg:height="2.486cm" svg:x="18.758cm" svg:y="15.059cm">
            <text:p text:style-name="P2"><text:span text:style-name="T1">Interpretability method</text:span></text:p>
            <text:p text:style-name="P2"><text:span text:style-name="T2">VarGrad + IG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xml:id="id22" draw:id="id22" draw:layer="layout" svg:width="8cm" svg:height="8cm" svg:x="1.73cm" svg:y="3.219cm">
            <draw:image xlink:href="Pictures/100000000000021F0000021F4358A32567E24539.jpg" xlink:type="simple" xlink:show="embed" xlink:actuate="onLoad" loext:mime-type="image/jpeg">
              <text:p/>
            </draw:image>
          </draw:frame>
          <draw:frame draw:style-name="gr3" draw:text-style-name="P5" draw:layer="layout" svg:width="7.338cm" svg:height="2.783cm" svg:x="2.217cm" svg:y="0.5cm">
            <draw:text-box>
              <text:p text:style-name="P4"><text:span text:style-name="T1">Multiplexed</text:span></text:p>
              <text:p text:style-name="P4"><text:span text:style-name="T1">protein map</text:span></text:p>
            </draw:text-box>
          </draw:frame>
          <draw:custom-shape draw:style-name="gr4" draw:text-style-name="P6" xml:id="id20" draw:id="id20" draw:layer="layout" svg:width="27.856cm" svg:height="13.038cm" svg:x="11.484cm" svg:y="0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7" draw:layer="layout" svg:width="3cm" svg:height="3cm" svg:x="18.184cm" svg:y="3.9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3cm" svg:height="3cm" svg:x="18.584cm" svg:y="4.4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3cm" svg:height="3cm" svg:x="18.984cm" svg:y="4.9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3cm" svg:height="3cm" svg:x="19.384cm" svg:y="5.4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3cm" svg:height="3cm" svg:x="19.784cm" svg:y="5.9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3cm" svg:height="3cm" svg:x="20.184cm" svg:y="6.4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xml:id="id11" draw:id="id11" draw:layer="layout" svg:width="1.5cm" svg:height="1.5cm" svg:x="24.784cm" svg:y="4.7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1.5cm" svg:height="1.5cm" svg:x="25.184cm" svg:y="5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1.5cm" svg:height="1.5cm" svg:x="25.584cm" svg:y="5.7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1.5cm" svg:height="1.5cm" svg:x="25.984cm" svg:y="6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1.5cm" svg:height="1.5cm" svg:x="26.384cm" svg:y="6.7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xml:id="id12" draw:id="id12" draw:layer="layout" svg:width="1.5cm" svg:height="1.5cm" svg:x="26.784cm" svg:y="7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8" xml:id="id1" draw:id="id1" draw:layer="layout" svg:width="0.8cm" svg:height="0.8cm" svg:x="31.084cm" svg:y="3.5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3" draw:id="id3" draw:layer="layout" svg:width="0.8cm" svg:height="0.8cm" svg:x="31.085cm" svg:y="4.6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4" draw:id="id4" draw:layer="layout" svg:width="0.8cm" svg:height="0.8cm" svg:x="31.085cm" svg:y="5.7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5" draw:id="id5" draw:layer="layout" svg:width="0.8cm" svg:height="0.8cm" svg:x="31.086cm" svg:y="6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6" draw:id="id6" draw:layer="layout" svg:width="0.8cm" svg:height="0.8cm" svg:x="31.086cm" svg:y="7.9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7" draw:id="id7" draw:layer="layout" svg:width="0.8cm" svg:height="0.8cm" svg:x="31.087cm" svg:y="9.0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2" draw:id="id2" draw:layer="layout" svg:width="0.8cm" svg:height="0.8cm" svg:x="34.084cm" svg:y="5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8" draw:id="id8" draw:layer="layout" svg:width="0.8cm" svg:height="0.8cm" svg:x="34.084cm" svg:y="6.3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9" draw:id="id9" draw:layer="layout" svg:width="0.8cm" svg:height="0.8cm" svg:x="34.085cm" svg:y="7.4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xml:id="id10" draw:id="id10" draw:layer="layout" svg:width="0.8cm" svg:height="0.8cm" svg:x="37.084cm" svg:y="6.3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8" draw:text-style-name="P9" draw:layer="layout" draw:type="line" svg:x1="31.884cm" svg:y1="3.956cm" svg:x2="34.084cm" svg:y2="5.607cm" draw:start-shape="id1" draw:start-glue-point="10" draw:end-shape="id2" draw:end-glue-point="6" svg:d="M31884 3956l2200 1651" svg:viewBox="0 0 2201 1652">
              <text:p/>
            </draw:connector>
            <draw:connector draw:style-name="gr8" draw:text-style-name="P9" draw:layer="layout" draw:type="line" svg:x1="31.885cm" svg:y1="5.057cm" svg:x2="34.084cm" svg:y2="5.608cm" draw:start-shape="id3" draw:start-glue-point="10" svg:d="M31885 5057l2199 551" svg:viewBox="0 0 2200 552">
              <text:p/>
            </draw:connector>
            <draw:connector draw:style-name="gr8" draw:text-style-name="P9" draw:layer="layout" draw:type="line" svg:x1="31.885cm" svg:y1="6.157cm" svg:x2="34.085cm" svg:y2="5.609cm" draw:start-shape="id4" draw:start-glue-point="10" svg:d="M31885 6157l2200-548" svg:viewBox="0 0 2201 549">
              <text:p/>
            </draw:connector>
            <draw:connector draw:style-name="gr8" draw:text-style-name="P9" draw:layer="layout" draw:type="line" svg:x1="31.886cm" svg:y1="7.258cm" svg:x2="34.085cm" svg:y2="5.609cm" draw:start-shape="id5" draw:start-glue-point="10" svg:d="M31886 7258l2199-1649" svg:viewBox="0 0 2200 1650">
              <text:p/>
            </draw:connector>
            <draw:connector draw:style-name="gr8" draw:text-style-name="P9" draw:layer="layout" draw:type="line" svg:x1="31.886cm" svg:y1="8.358cm" svg:x2="34.086cm" svg:y2="5.61cm" draw:start-shape="id6" draw:start-glue-point="10" svg:d="M31886 8358l2200-2748" svg:viewBox="0 0 2201 2749">
              <text:p/>
            </draw:connector>
            <draw:connector draw:style-name="gr8" draw:text-style-name="P9" draw:layer="layout" draw:type="line" svg:x1="31.887cm" svg:y1="9.459cm" svg:x2="34.086cm" svg:y2="5.61cm" draw:start-shape="id7" draw:start-glue-point="10" svg:d="M31887 9459l2199-3849" svg:viewBox="0 0 2200 3850">
              <text:p/>
            </draw:connector>
            <draw:connector draw:style-name="gr8" draw:text-style-name="P9" draw:layer="layout" draw:type="line" svg:x1="31.884cm" svg:y1="3.957cm" svg:x2="34.084cm" svg:y2="6.707cm" draw:end-shape="id8" draw:end-glue-point="6" svg:d="M31884 3957l2200 2750" svg:viewBox="0 0 2201 2751">
              <text:p/>
            </draw:connector>
            <draw:connector draw:style-name="gr8" draw:text-style-name="P9" draw:layer="layout" draw:type="line" svg:x1="31.885cm" svg:y1="5.058cm" svg:x2="34.084cm" svg:y2="6.707cm" draw:end-shape="id8" draw:end-glue-point="6" svg:d="M31885 5058l2199 1649" svg:viewBox="0 0 2200 1650">
              <text:p/>
            </draw:connector>
            <draw:connector draw:style-name="gr8" draw:text-style-name="P9" draw:layer="layout" draw:type="line" svg:x1="31.885cm" svg:y1="6.158cm" svg:x2="34.084cm" svg:y2="6.707cm" draw:end-shape="id8" draw:end-glue-point="6" svg:d="M31885 6158l2199 549" svg:viewBox="0 0 2200 550">
              <text:p/>
            </draw:connector>
            <draw:connector draw:style-name="gr8" draw:text-style-name="P9" draw:layer="layout" draw:type="line" svg:x1="31.886cm" svg:y1="7.259cm" svg:x2="34.084cm" svg:y2="6.707cm" draw:end-shape="id8" draw:end-glue-point="6" svg:d="M31886 7259l2198-552" svg:viewBox="0 0 2199 553">
              <text:p/>
            </draw:connector>
            <draw:connector draw:style-name="gr8" draw:text-style-name="P9" draw:layer="layout" draw:type="line" svg:x1="31.886cm" svg:y1="8.359cm" svg:x2="34.085cm" svg:y2="7.808cm" draw:end-shape="id9" draw:end-glue-point="6" svg:d="M31886 8359l2199-551" svg:viewBox="0 0 2200 552">
              <text:p/>
            </draw:connector>
            <draw:connector draw:style-name="gr8" draw:text-style-name="P9" draw:layer="layout" draw:type="line" svg:x1="31.887cm" svg:y1="9.46cm" svg:x2="34.084cm" svg:y2="6.707cm" draw:end-shape="id8" draw:end-glue-point="6" svg:d="M31887 9460l2197-2753" svg:viewBox="0 0 2198 2754">
              <text:p/>
            </draw:connector>
            <draw:connector draw:style-name="gr8" draw:text-style-name="P9" draw:layer="layout" draw:type="line" svg:x1="31.884cm" svg:y1="3.957cm" svg:x2="34.085cm" svg:y2="7.808cm" draw:end-shape="id9" draw:end-glue-point="6" svg:d="M31884 3957l2201 3851" svg:viewBox="0 0 2202 3852">
              <text:p/>
            </draw:connector>
            <draw:connector draw:style-name="gr8" draw:text-style-name="P9" draw:layer="layout" draw:type="line" svg:x1="31.885cm" svg:y1="5.058cm" svg:x2="34.085cm" svg:y2="7.808cm" draw:end-shape="id9" draw:end-glue-point="6" svg:d="M31885 5058l2200 2750" svg:viewBox="0 0 2201 2751">
              <text:p/>
            </draw:connector>
            <draw:connector draw:style-name="gr8" draw:text-style-name="P9" draw:layer="layout" draw:type="line" svg:x1="31.885cm" svg:y1="6.158cm" svg:x2="34.085cm" svg:y2="7.808cm" draw:end-shape="id9" draw:end-glue-point="6" svg:d="M31885 6158l2200 1650" svg:viewBox="0 0 2201 1651">
              <text:p/>
            </draw:connector>
            <draw:connector draw:style-name="gr8" draw:text-style-name="P9" draw:layer="layout" draw:type="line" svg:x1="31.886cm" svg:y1="7.259cm" svg:x2="34.085cm" svg:y2="7.808cm" draw:end-shape="id9" draw:end-glue-point="6" svg:d="M31886 7259l2199 549" svg:viewBox="0 0 2200 550">
              <text:p/>
            </draw:connector>
            <draw:connector draw:style-name="gr8" draw:text-style-name="P9" draw:layer="layout" draw:type="line" svg:x1="31.886cm" svg:y1="8.359cm" svg:x2="34.084cm" svg:y2="6.707cm" draw:end-shape="id8" draw:end-glue-point="6" svg:d="M31886 8359l2198-1652" svg:viewBox="0 0 2199 1653">
              <text:p/>
            </draw:connector>
            <draw:connector draw:style-name="gr8" draw:text-style-name="P9" draw:layer="layout" draw:type="line" svg:x1="31.887cm" svg:y1="9.46cm" svg:x2="34.085cm" svg:y2="7.808cm" draw:end-shape="id9" draw:end-glue-point="6" svg:d="M31887 9460l2198-1652" svg:viewBox="0 0 2199 1653">
              <text:p/>
            </draw:connector>
            <draw:connector draw:style-name="gr8" draw:text-style-name="P9" draw:layer="layout" draw:type="line" svg:x1="34.884cm" svg:y1="5.607cm" svg:x2="37.084cm" svg:y2="6.707cm" draw:start-shape="id2" draw:start-glue-point="10" draw:end-shape="id10" draw:end-glue-point="6" svg:d="M34884 5607l2200 1100" svg:viewBox="0 0 2201 1101">
              <text:p/>
            </draw:connector>
            <draw:connector draw:style-name="gr8" draw:text-style-name="P9" draw:layer="layout" draw:type="line" svg:x1="34.884cm" svg:y1="6.707cm" svg:x2="37.084cm" svg:y2="6.707cm" draw:start-shape="id8" draw:start-glue-point="10" svg:d="M34884 6707h2200" svg:viewBox="0 0 2201 1">
              <text:p/>
            </draw:connector>
            <draw:connector draw:style-name="gr8" draw:text-style-name="P9" draw:layer="layout" draw:type="line" svg:x1="34.885cm" svg:y1="7.808cm" svg:x2="37.084cm" svg:y2="6.707cm" draw:start-shape="id9" draw:start-glue-point="10" svg:d="M34885 7808l2199-1101" svg:viewBox="0 0 2200 1102">
              <text:p/>
            </draw:connector>
            <draw:connector draw:style-name="gr9" draw:text-style-name="P9" draw:layer="layout" draw:type="line" svg:x1="25.534cm" svg:y1="4.706cm" svg:x2="31.084cm" svg:y2="3.956cm" draw:start-shape="id11" draw:end-shape="id1" draw:end-glue-point="6" svg:d="M25534 4706l5550-750" svg:viewBox="0 0 5551 751">
              <text:p/>
            </draw:connector>
            <draw:connector draw:style-name="gr9" draw:text-style-name="P9" draw:layer="layout" draw:type="line" svg:x1="27.534cm" svg:y1="8.706cm" svg:x2="31.487cm" svg:y2="9.859cm" draw:start-shape="id12" draw:start-glue-point="2" draw:end-shape="id7" draw:end-glue-point="8" svg:d="M27534 8706l3953 1153" svg:viewBox="0 0 3954 1154">
              <text:p/>
            </draw:connector>
            <draw:custom-shape draw:style-name="gr10" draw:text-style-name="P7" xml:id="id14" draw:id="id14" draw:layer="layout" svg:width="0.5cm" svg:height="0.5cm" svg:x="27.784cm" svg:y="7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7" xml:id="id13" draw:id="id13" draw:layer="layout" svg:width="1cm" svg:height="1cm" svg:x="22.184cm" svg:y="6.4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" draw:text-style-name="P9" draw:layer="layout" draw:type="line" svg:x1="22.684cm" svg:y1="6.457cm" svg:x2="28.034cm" svg:y2="7.206cm" draw:start-shape="id13" draw:start-glue-point="0" draw:end-shape="id14" draw:end-glue-point="0" svg:d="M22684 6457l5350 749" svg:viewBox="0 0 5351 750">
              <text:p/>
            </draw:connector>
            <draw:connector draw:style-name="gr9" draw:text-style-name="P9" draw:layer="layout" draw:type="line" svg:x1="22.684cm" svg:y1="7.457cm" svg:x2="28.034cm" svg:y2="7.706cm" draw:start-shape="id13" draw:start-glue-point="2" draw:end-shape="id14" draw:end-glue-point="2" svg:d="M22684 7457l5350 249" svg:viewBox="0 0 5351 250">
              <text:p/>
            </draw:connector>
            <draw:g>
              <draw:frame draw:style-name="gr1" draw:text-style-name="P1" draw:layer="layout" svg:width="4cm" svg:height="4cm" svg:x="11.984cm" svg:y="2.407cm">
                <draw:image xlink:href="Pictures/100000000000021F0000021F642B18AA92C65D80.jpg" xlink:type="simple" xlink:show="embed" xlink:actuate="onLoad" loext:mime-type="image/jpeg">
                  <text:p/>
                </draw:image>
              </draw:frame>
              <draw:custom-shape draw:style-name="gr12" draw:text-style-name="P10" draw:layer="layout" svg:width="4cm" svg:height="4cm" svg:x="11.984cm" svg:y="2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frame draw:style-name="gr1" draw:text-style-name="P1" draw:layer="layout" svg:width="4cm" svg:height="4cm" svg:x="12.484cm" svg:y="3.907cm">
                <draw:image xlink:href="Pictures/100000000000021F0000021F481CAFC9C4AB7161.jpg" xlink:type="simple" xlink:show="embed" xlink:actuate="onLoad" loext:mime-type="image/jpeg">
                  <text:p/>
                </draw:image>
              </draw:frame>
              <draw:custom-shape draw:style-name="gr12" draw:text-style-name="P10" draw:layer="layout" svg:width="4cm" svg:height="4cm" svg:x="12.484cm" svg:y="3.9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frame draw:style-name="gr1" draw:text-style-name="P1" draw:layer="layout" svg:width="4cm" svg:height="4cm" svg:x="12.984cm" svg:y="5.507cm">
                <draw:image xlink:href="Pictures/100000000000021F0000021F81BA7382EAFB8B0E.jpg" xlink:type="simple" xlink:show="embed" xlink:actuate="onLoad" loext:mime-type="image/jpeg">
                  <text:p/>
                </draw:image>
              </draw:frame>
              <draw:custom-shape draw:style-name="gr12" draw:text-style-name="P10" draw:layer="layout" svg:width="4cm" svg:height="4cm" svg:x="12.984cm" svg:y="5.5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frame draw:style-name="gr1" draw:text-style-name="P1" draw:layer="layout" svg:width="4cm" svg:height="4cm" svg:x="13.484cm" svg:y="7.007cm">
                <draw:image xlink:href="Pictures/100000000000021F0000021F8AA1FCCFF9B5082C.jpg" xlink:type="simple" xlink:show="embed" xlink:actuate="onLoad" loext:mime-type="image/jpeg">
                  <text:p/>
                </draw:image>
              </draw:frame>
              <draw:custom-shape draw:style-name="gr12" draw:text-style-name="P10" draw:layer="layout" svg:width="4cm" svg:height="4cm" svg:x="13.484cm" svg:y="7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3" draw:text-style-name="P10" xml:id="id19" draw:id="id19" draw:layer="layout" svg:width="1cm" svg:height="1cm" svg:x="13.484cm" svg:y="7.0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0" xml:id="id18" draw:id="id18" draw:layer="layout" svg:width="1cm" svg:height="1cm" svg:x="12.984cm" svg:y="5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0" xml:id="id17" draw:id="id17" draw:layer="layout" svg:width="1cm" svg:height="1cm" svg:x="12.484cm" svg:y="3.9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0" xml:id="id15" draw:id="id15" draw:layer="layout" svg:width="1cm" svg:height="1cm" svg:x="11.984cm" svg:y="2.4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xml:id="id16" draw:id="id16" draw:layer="layout" svg:width="0.5cm" svg:height="0.5cm" svg:x="20.184cm" svg:y="6.4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" draw:text-style-name="P9" draw:layer="layout" draw:type="line" svg:x1="12.484cm" svg:y1="2.406cm" svg:x2="20.434cm" svg:y2="6.457cm" draw:start-shape="id15" draw:start-glue-point="0" draw:end-shape="id16" draw:end-glue-point="0" svg:d="M12484 2406l7950 4051" svg:viewBox="0 0 7951 4052">
              <text:p/>
            </draw:connector>
            <draw:connector draw:style-name="gr9" draw:text-style-name="P9" draw:layer="layout" draw:type="line" svg:x1="12.484cm" svg:y1="3.406cm" svg:x2="20.434cm" svg:y2="6.957cm" draw:start-shape="id15" draw:start-glue-point="2" draw:end-shape="id16" draw:end-glue-point="2" svg:d="M12484 3406l7950 3551" svg:viewBox="0 0 7951 3552">
              <text:p/>
            </draw:connector>
            <draw:connector draw:style-name="gr9" draw:text-style-name="P9" draw:layer="layout" draw:type="line" svg:x1="12.984cm" svg:y1="3.906cm" svg:x2="20.434cm" svg:y2="6.458cm" draw:start-shape="id17" draw:start-glue-point="0" svg:d="M12984 3906l7450 2552" svg:viewBox="0 0 7451 2553">
              <text:p/>
            </draw:connector>
            <draw:connector draw:style-name="gr9" draw:text-style-name="P9" draw:layer="layout" draw:type="line" svg:x1="12.984cm" svg:y1="4.906cm" svg:x2="20.434cm" svg:y2="6.957cm" draw:start-shape="id17" draw:start-glue-point="2" draw:end-shape="id16" draw:end-glue-point="2" svg:d="M12984 4906l7450 2051" svg:viewBox="0 0 7451 2052">
              <text:p/>
            </draw:connector>
            <draw:connector draw:style-name="gr9" draw:text-style-name="P9" draw:layer="layout" draw:type="line" svg:x1="13.484cm" svg:y1="6.506cm" svg:x2="20.434cm" svg:y2="6.958cm" draw:start-shape="id18" draw:start-glue-point="2" svg:d="M13484 6506l6950 452" svg:viewBox="0 0 6951 453">
              <text:p/>
            </draw:connector>
            <draw:connector draw:style-name="gr9" draw:text-style-name="P9" draw:layer="layout" draw:type="line" svg:x1="13.984cm" svg:y1="8.006cm" svg:x2="20.434cm" svg:y2="6.958cm" draw:start-shape="id19" draw:start-glue-point="2" svg:d="M13984 8006l6450-1048" svg:viewBox="0 0 6451 1049">
              <text:p/>
            </draw:connector>
            <draw:connector draw:style-name="gr9" draw:text-style-name="P9" draw:layer="layout" draw:type="line" svg:x1="13.484cm" svg:y1="5.506cm" svg:x2="20.434cm" svg:y2="6.458cm" draw:start-shape="id18" draw:start-glue-point="0" svg:d="M13484 5506l6950 952" svg:viewBox="0 0 6951 953">
              <text:p/>
            </draw:connector>
            <draw:connector draw:style-name="gr9" draw:text-style-name="P9" draw:layer="layout" draw:type="line" svg:x1="13.984cm" svg:y1="7.006cm" svg:x2="20.434cm" svg:y2="6.458cm" draw:start-shape="id19" draw:start-glue-point="0" svg:d="M13984 7006l6450-548" svg:viewBox="0 0 6451 549">
              <text:p/>
            </draw:connector>
          </draw:g>
          <draw:frame draw:style-name="gr14" draw:text-style-name="P12" draw:layer="layout" svg:width="2.229cm" svg:height="1.038cm" svg:x="13.016cm" svg:y="1.2cm">
            <draw:text-box>
              <text:p text:style-name="P11"><text:span text:style-name="T3">Input</text:span></text:p>
            </draw:text-box>
          </draw:frame>
          <draw:frame draw:style-name="gr15" draw:text-style-name="P13" draw:layer="layout" svg:width="4.625cm" svg:height="1.038cm" svg:x="17.416cm" svg:y="2.8cm">
            <draw:text-box>
              <text:p text:style-name="P4"><text:span text:style-name="T4">Convolution</text:span></text:p>
            </draw:text-box>
          </draw:frame>
          <draw:frame draw:style-name="gr16" draw:text-style-name="P13" draw:layer="layout" svg:width="3.089cm" svg:height="1.038cm" svg:x="24.017cm" svg:y="3.6cm">
            <draw:text-box>
              <text:p text:style-name="P4"><text:span text:style-name="T4">Pooling</text:span></text:p>
            </draw:text-box>
          </draw:frame>
          <draw:frame draw:style-name="gr17" draw:text-style-name="P13" draw:layer="layout" svg:width="4.377cm" svg:height="3.399cm" svg:x="31.118cm" svg:y="1.7cm">
            <draw:text-box>
              <text:p text:style-name="P4"><text:span text:style-name="T4">Fully</text:span></text:p>
              <text:p text:style-name="P4"><text:span text:style-name="T4">Connected</text:span></text:p>
            </draw:text-box>
          </draw:frame>
          <draw:frame draw:style-name="gr18" draw:text-style-name="P13" draw:layer="layout" svg:width="2.822cm" svg:height="1.038cm" svg:x="36.018cm" svg:y="5cm">
            <draw:text-box>
              <text:p text:style-name="P4"><text:span text:style-name="T4">Output</text:span></text:p>
            </draw:text-box>
          </draw:frame>
          <draw:custom-shape draw:style-name="gr19" draw:text-style-name="P1" draw:layer="layout" svg:width="0.997cm" svg:height="15.24cm" draw:transform="rotate (1.5707963267949) translate (13.27cm 12.154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0" draw:text-style-name="P13" draw:layer="layout" svg:width="6.636cm" svg:height="1.038cm" svg:x="17.617cm" svg:y="12.2cm">
            <draw:text-box>
              <text:p text:style-name="P4"><text:span text:style-name="T4">Feature extraction</text:span></text:p>
            </draw:text-box>
          </draw:frame>
          <draw:frame draw:style-name="gr21" draw:text-style-name="P13" draw:layer="layout" svg:width="3.956cm" svg:height="1.038cm" svg:x="32.517cm" svg:y="12.2cm">
            <draw:text-box>
              <text:p text:style-name="P4"><text:span text:style-name="T4">Prediction</text:span></text:p>
            </draw:text-box>
          </draw:frame>
          <draw:custom-shape draw:style-name="gr22" draw:text-style-name="P1" draw:layer="layout" svg:width="0.997cm" svg:height="7.088cm" draw:transform="rotate (1.5707963267949) translate (30.923cm 12.154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3" draw:text-style-name="P15" draw:layer="layout" svg:width="3.762cm" svg:height="1.517cm" svg:x="23.417cm" svg:y="0.7cm">
            <draw:text-box>
              <text:p text:style-name="P14"><text:span text:style-name="T5">Model</text:span></text:p>
            </draw:text-box>
          </draw:frame>
          <draw:connector draw:style-name="gr24" draw:text-style-name="P9" draw:layer="layout" draw:type="line" svg:x1="25.412cm" svg:y1="13.738cm" svg:x2="25.447cm" svg:y2="15.059cm" draw:start-shape="id20" draw:start-glue-point="2" draw:end-shape="id21" draw:end-glue-point="0" svg:d="M25412 13738l35 1321" svg:viewBox="0 0 36 1322">
            <text:p/>
          </draw:connector>
          <draw:connector draw:style-name="gr24" draw:text-style-name="P9" draw:layer="layout" draw:type="line" svg:x1="9.73cm" svg:y1="7.219cm" svg:x2="11.484cm" svg:y2="7.219cm" draw:start-shape="id22" draw:start-glue-point="1" draw:end-shape="id20" draw:end-glue-point="3" svg:d="M9730 7219h1754" svg:viewBox="0 0 1755 1">
            <text:p/>
          </draw:connector>
          <draw:connector draw:style-name="gr24" draw:text-style-name="P9" draw:layer="layout" draw:line-skew="-0.717cm" svg:x1="18.758cm" svg:y1="16.302cm" svg:x2="1.717cm" svg:y2="22.59cm" draw:start-shape="id21" draw:start-glue-point="3" draw:end-shape="id23" draw:end-glue-point="3" svg:d="M18758 16302h-18258v6288h1217" svg:viewBox="0 0 18259 6289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9.84cm" fo:page-height="2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8T10:59:44.411564650</dc:date>
    <meta:editing-duration>PT37M38S</meta:editing-duration>
    <meta:editing-cycles>9</meta:editing-cycles>
    <meta:generator>LibreOffice/6.4.7.2$Linux_X86_64 LibreOffice_project/40$Build-2</meta:generator>
    <meta:document-statistic meta:object-count="94"/>
  </office:meta>
</office:document-meta>
</file>